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/>
          <table:table-cell office:value-type="float" office:value="202401" calcext:value-type="float">
            <text:p>202401</text:p>
          </table:table-cell>
          <table:table-cell office:value-type="float" office:value="36937.7" calcext:value-type="float">
            <text:p>36937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float" office:value="202402" calcext:value-type="float">
            <text:p>202402</text:p>
          </table:table-cell>
          <table:table-cell office:value-type="float" office:value="13729.9" calcext:value-type="float">
            <text:p>13729.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25" calcext:value-type="float">
            <text:p>32025</text:p>
          </table:table-cell>
          <table:table-cell/>
          <table:table-cell office:value-type="float" office:value="202403" calcext:value-type="float">
            <text:p>202403</text:p>
          </table:table-cell>
          <table:table-cell office:value-type="float" office:value="43593.85" calcext:value-type="float">
            <text:p>43593.85</text:p>
          </table:table-cell>
          <table:table-cell table:number-columns-repeated="3"/>
          <table:table-cell office:value-type="string" calcext:value-type="string">
            <text:p>serial=11888 and (rundate like('%2024') or rundate like('%2025'))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25" calcext:value-type="float">
            <text:p>42025</text:p>
          </table:table-cell>
          <table:table-cell/>
          <table:table-cell office:value-type="float" office:value="202404" calcext:value-type="float">
            <text:p>202404</text:p>
          </table:table-cell>
          <table:table-cell office:value-type="float" office:value="29281.65" calcext:value-type="float">
            <text:p>29281.6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25" calcext:value-type="float">
            <text:p>52025</text:p>
          </table:table-cell>
          <table:table-cell/>
          <table:table-cell office:value-type="float" office:value="202405" calcext:value-type="float">
            <text:p>202405</text:p>
          </table:table-cell>
          <table:table-cell office:value-type="float" office:value="29240.85" calcext:value-type="float">
            <text:p>29240.85</text:p>
          </table:table-cell>
          <table:table-cell table:number-columns-repeated="3"/>
          <table:table-cell office:value-type="string" calcext:value-type="string">
            <text:p>budget = 11888 and (budget_month like('2024%') OR budget_month like('2025%'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62024" calcext:value-type="float">
            <text:p>62024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19406.6" calcext:value-type="float">
            <text:p>19406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72024" calcext:value-type="float">
            <text:p>72024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48644.6" calcext:value-type="float">
            <text:p>48644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82024" calcext:value-type="float">
            <text:p>82024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13510.6" calcext:value-type="float">
            <text:p>13510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92024" calcext:value-type="float">
            <text:p>92024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7976" calcext:value-type="float">
            <text:p>37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02024" calcext:value-type="float">
            <text:p>102024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12024" calcext:value-type="float">
            <text:p>112024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2024" calcext:value-type="float">
            <text:p>122024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SUM([.B2:.B14])" office:value-type="float" office:value="270000" calcext:value-type="float">
            <text:p>270000</text:p>
          </table:table-cell>
          <table:table-cell table:number-columns-repeated="4"/>
          <table:table-cell table:formula="of:=SUM([.G7:.G13])" office:value-type="float" office:value="119537.8" calcext:value-type="float">
            <text:p>119537.8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RSA Refreshments - Breakdown (11888)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3" office:value-type="float" office:value="119537.8" calcext:value-type="float">
            <text:p>119537.8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24]+[.C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24]+[.E25]" office:value-type="float" office:value="19406.6" calcext:value-type="float">
            <text:p>19406.6</text:p>
          </table:table-cell>
          <table:table-cell table:formula="of:=[.D25]-[.F2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25]+[.C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25]+[.E26]" office:value-type="float" office:value="68051.2" calcext:value-type="float">
            <text:p>68051.2</text:p>
          </table:table-cell>
          <table:table-cell table:formula="of:=[.D26]-[.F26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26]+[.C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26]+[.E27]" office:value-type="float" office:value="81561.8" calcext:value-type="float">
            <text:p>81561.8</text:p>
          </table:table-cell>
          <table:table-cell table:formula="of:=[.D27]-[.F27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27]+[.C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27]+[.E28]" office:value-type="float" office:value="119537.8" calcext:value-type="float">
            <text:p>119537.8</text:p>
          </table:table-cell>
          <table:table-cell table:formula="of:=[.D28]-[.F28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table:formula="of:=[.D28]+[.C29]" office:value-type="float" office:value="150000" calcext:value-type="float">
            <text:p>1500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8]+[.E29]" office:value-type="float" office:value="119537.8" calcext:value-type="float">
            <text:p>119537.8</text:p>
          </table:table-cell>
          <table:table-cell table:style-name="ce5" table:formula="of:=[.D29]-[.F29]" office:value-type="float" office:value="30462.2" calcext:value-type="float">
            <text:p>30462.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5"/>
          <table:table-cell office:value-type="float" office:value="29537.8" calcext:value-type="float">
            <text:p>29537.8</text:p>
          </table:table-cell>
          <table:table-cell/>
          <table:table-cell table:formula="of:=30000-462.2" office:value-type="float" office:value="29537.8" calcext:value-type="float">
            <text:p>29537.8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table:formula="of:=[.D29]+[.C30]" office:value-type="float" office:value="180000" calcext:value-type="float">
            <text:p>1800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9]+[.E30]" office:value-type="float" office:value="119537.8" calcext:value-type="float">
            <text:p>119537.8</text:p>
          </table:table-cell>
          <table:table-cell table:style-name="ce5" table:formula="of:=[.D30]-[.F30]" office:value-type="float" office:value="60462.2" calcext:value-type="float">
            <text:p>60462.2</text:p>
          </table:table-cell>
          <table:table-cell table:style-name="ce5" office:value-type="float" office:value="0" calcext:value-type="float">
            <text:p>0</text:p>
          </table:table-cell>
          <table:table-cell table:formula="of:=[.C30]+[.H30]" office:value-type="float" office:value="30000" calcext:value-type="float">
            <text:p>3000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table:formula="of:=[.D30]+[.C31]" office:value-type="float" office:value="210000" calcext:value-type="float">
            <text:p>2100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30]+[.E31]" office:value-type="float" office:value="119537.8" calcext:value-type="float">
            <text:p>119537.8</text:p>
          </table:table-cell>
          <table:table-cell table:style-name="ce5" table:formula="of:=[.D31]-[.F31]" office:value-type="float" office:value="90462.2" calcext:value-type="float">
            <text:p>90462.2</text:p>
          </table:table-cell>
          <table:table-cell table:style-name="ce5"/>
          <table:table-cell table:formula="of:=[.C31]+[.H31]" office:value-type="float" office:value="30000" calcext:value-type="float">
            <text:p>3000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31]+[.C32]" office:value-type="float" office:value="240000" calcext:value-type="float">
            <text:p>2400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31]+[.E32]" office:value-type="float" office:value="119537.8" calcext:value-type="float">
            <text:p>119537.8</text:p>
          </table:table-cell>
          <table:table-cell table:style-name="ce5" table:formula="of:=[.D32]-[.F32]" office:value-type="float" office:value="120462.2" calcext:value-type="float">
            <text:p>120462.2</text:p>
          </table:table-cell>
          <table:table-cell table:style-name="ce5" table:formula="of:=[.E32]-[.G32]" office:value-type="float" office:value="-120462.2" calcext:value-type="float">
            <text:p>-120462.2</text:p>
          </table:table-cell>
          <table:table-cell table:formula="of:=[.C32]+[.H32]" office:value-type="float" office:value="-90462.2" calcext:value-type="float">
            <text:p>-90462.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02" calcext:value-type="float">
            <text:p>202502</text:p>
          </table:table-cell>
          <table:table-cell office:value-type="float" office:value="30000" calcext:value-type="float">
            <text:p>30000</text:p>
          </table:table-cell>
          <table:table-cell table:formula="of:=[.D32]+[.C33]" office:value-type="float" office:value="270000" calcext:value-type="float">
            <text:p>27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[.C33]+([.I32])*-1" office:value-type="float" office:value="120462.2" calcext:value-type="float">
            <text:p>120462.2</text:p>
          </table:table-cell>
          <table:table-cell table:formula="of:=[.H33]+[.C33]" office:value-type="float" office:value="150462.2" calcext:value-type="float">
            <text:p>150462.2</text:p>
          </table:table-cell>
          <table:table-cell table:style-name="ce5"/>
          <table:table-cell office:value-type="float" office:value="120462.2" calcext:value-type="float">
            <text:p>120462.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formula="of:=SUM([.C25:.C34])" office:value-type="float" office:value="270000" calcext:value-type="float">
            <text:p>270000</text:p>
          </table:table-cell>
          <table:table-cell/>
          <table:table-cell table:formula="of:=SUM([.E25:.E34])" office:value-type="float" office:value="119537.8" calcext:value-type="float">
            <text:p>119537.8</text:p>
          </table:table-cell>
          <table:table-cell table:number-columns-repeated="2"/>
          <table:table-cell table:formula="of:=SUM([.H25:.H34])" office:value-type="float" office:value="0" calcext:value-type="float">
            <text:p>0</text:p>
          </table:table-cell>
          <table:table-cell table:formula="of:=SUM([.I25:.I33])" office:value-type="float" office:value="270000" calcext:value-type="float">
            <text:p>270000</text:p>
          </table:table-cell>
          <table:table-cell table:style-name="ce5"/>
          <table:table-cell table:formula="of:=SUM([.K25:.K34])" office:value-type="float" office:value="270000" calcext:value-type="float">
            <text:p>2700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180000+[.I31]" office:value-type="float" office:value="210000" calcext:value-type="float">
            <text:p>2100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7]+[.I32]" office:value-type="float" office:value="119537.8" calcext:value-type="float">
            <text:p>119537.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08:21:19.431000000</meta:creation-date>
    <dc:date>2025-02-03T12:06:59.960000000</dc:date>
    <meta:editing-duration>PT2H34M18S</meta:editing-duration>
    <meta:editing-cycles>2</meta:editing-cycles>
    <meta:generator>LibreOffice/24.8.4.2$Windows_X86_64 LibreOffice_project/bb3cfa12c7b1bf994ecc5649a80400d06cd71002</meta:generator>
    <meta:document-statistic meta:table-count="1" meta:cell-count="164" meta:object-count="0"/>
  </office:meta>
</office:document-meta>
</file>